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A0000018086FE1F9A.png"/>
  <manifest:file-entry manifest:media-type="image/png" manifest:full-path="Pictures/100000000000026E0000017190ACAB99.png"/>
  <manifest:file-entry manifest:media-type="image/png" manifest:full-path="Pictures/10000000000002640000013EB6252047.png"/>
  <manifest:file-entry manifest:media-type="image/png" manifest:full-path="Pictures/100000000000027C000000E291D25F6A.png"/>
  <manifest:file-entry manifest:media-type="image/png" manifest:full-path="Pictures/1000000000000285000001218DB92312.png"/>
  <manifest:file-entry manifest:media-type="image/png" manifest:full-path="Pictures/100000000000028A000000E9FB9AE6B2.png"/>
  <manifest:file-entry manifest:media-type="image/png" manifest:full-path="Pictures/1000000000000280000000F6EE35001B.png"/>
  <manifest:file-entry manifest:media-type="image/png" manifest:full-path="Pictures/100000000000023C0000016AD00B4F7B.png"/>
  <manifest:file-entry manifest:media-type="image/png" manifest:full-path="Pictures/100000000000021A000001385BF4E7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3" text:anchor-type="paragraph" svg:x="13.309cm" svg:y="-1.069cm" svg:width="13.623cm" svg:height="7.345cm" draw:z-index="1"><draw:image xlink:href="Pictures/100000000000026E0000017190ACAB99.png" xlink:type="simple" xlink:show="embed" xlink:actuate="onLoad"/></draw:frame><draw:frame draw:style-name="fr1" draw:name="graphics1" text:anchor-type="paragraph" svg:x="-1.277cm" svg:y="-0.372cm" svg:width="13.723cm" svg:height="6.916cm" draw:z-index="0"><draw:image xlink:href="Pictures/10000000000002FA0000018086FE1F9A.png" xlink:type="simple" xlink:show="embed" xlink:actuate="onLoad"/></draw:frame></text:p>
      <text:p text:style-name="Standard"><draw:frame draw:style-name="fr1" draw:name="graphics4" text:anchor-type="paragraph" svg:x="13.337cm" svg:y="0.178cm" svg:width="13.58cm" svg:height="4.826cm" draw:z-index="6"><draw:image xlink:href="Pictures/100000000000027C000000E291D25F6A.png" xlink:type="simple" xlink:show="embed" xlink:actuate="onLoad"/></draw:frame><draw:frame draw:style-name="fr1" draw:name="graphics2" text:anchor-type="paragraph" svg:x="-1.235cm" svg:y="2.782cm" svg:width="12.374cm" svg:height="7.832cm" draw:z-index="3"><draw:image xlink:href="Pictures/100000000000023C0000016AD00B4F7B.png" xlink:type="simple" xlink:show="embed" xlink:actuate="onLoad"/></draw:frame></text:p>
      <text:p text:style-name="Standard"><draw:frame draw:style-name="fr1" draw:name="graphics5" text:anchor-type="paragraph" svg:x="13.353cm" svg:y="3.027cm" svg:width="13.778cm" svg:height="4.939cm" draw:z-index="7"><draw:image xlink:href="Pictures/100000000000028A000000E9FB9AE6B2.png" xlink:type="simple" xlink:show="embed" xlink:actuate="onLoad"/></draw:frame></text:p>
      <text:p text:style-name="P1"><draw:frame draw:style-name="fr1" draw:name="graphics6" text:anchor-type="paragraph" svg:x="-1.501cm" svg:y="-0.568cm" svg:width="14.228cm" svg:height="6.375cm" draw:z-index="2"><draw:image xlink:href="Pictures/1000000000000285000001218DB92312.png" xlink:type="simple" xlink:show="embed" xlink:actuate="onLoad"/></draw:frame><draw:frame draw:style-name="fr1" draw:name="graphics8" text:anchor-type="paragraph" svg:x="13.257cm" svg:y="-0.568cm" svg:width="13.873cm" svg:height="7.209cm" draw:z-index="5"><draw:image xlink:href="Pictures/10000000000002640000013EB6252047.png" xlink:type="simple" xlink:show="embed" xlink:actuate="onLoad"/></draw:frame></text:p>
      <text:p text:style-name="Standard"/>
      <text:p text:style-name="Standard"/>
      <text:p text:style-name="Standard"><draw:frame draw:style-name="fr1" draw:name="graphics7" text:anchor-type="paragraph" svg:x="-1.173cm" svg:y="1.813cm" svg:width="13.118cm" svg:height="7.608cm" draw:z-index="4"><draw:image xlink:href="Pictures/100000000000021A000001385BF4E799.png" xlink:type="simple" xlink:show="embed" xlink:actuate="onLoad"/></draw:frame><draw:frame draw:style-name="fr1" draw:name="graphics9" text:anchor-type="paragraph" svg:x="13.03cm" svg:y="4.35cm" svg:width="14.164cm" svg:height="5.445cm" draw:z-index="8"><draw:image xlink:href="Pictures/1000000000000280000000F6EE3500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6-08-01T16:47:18.62</meta:creation-date>
    <meta:printed-by>Edward Willink</meta:printed-by>
    <meta:print-date>2016-08-01T19:09:20.71</meta:print-date>
    <meta:document-statistic meta:table-count="0" meta:image-count="9" meta:object-count="0" meta:page-count="2" meta:paragraph-count="0" meta:word-count="0" meta:character-count="0"/>
    <dc:date>2016-08-01T19:10:30.89</dc:date>
    <dc:creator>Edward Willink</dc:creator>
    <meta:editing-duration>PT37M31S</meta:editing-duration>
    <meta:editing-cycles>1</meta:editing-cycles>
    <meta:generator>OpenOffice/4.0.1$Win32 OpenOffice.org_project/401m5$Build-9714</meta:generator>
  </office:meta>
</office:document-meta>
</file>